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e6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praeconis.loc:8025/" text:style-name="Internet_20_link" text:visited-style-name="Visited_20_Internet_20_Link">http://praeconis.loc:8025/</text:a></text:p>
      <text:p text:style-name="Standard"/>
      <text:p text:style-name="P1">Activer les mails sur Mailhog :</text:p>
      <text:p text:style-name="P1"/>
      <text:p text:style-name="P1">drush php-eval "Drupal::configFactory ()-&gt;getEditable('swiftmailer.transport')-&gt;set('transport', 'smtp')-&gt;set('smtp_port', 1025)→set('smtp_host','mailhog')→save()"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14:15:03.646147504</meta:creation-date>
    <dc:date>2021-02-10T14:20:07.275842028</dc:date>
    <meta:editing-duration>PT5M4S</meta:editing-duration>
    <meta:editing-cycles>1</meta:editing-cycles>
    <meta:document-statistic meta:table-count="0" meta:image-count="0" meta:object-count="0" meta:page-count="1" meta:paragraph-count="3" meta:word-count="13" meta:character-count="220" meta:non-whitespace-character-count="210"/>
    <meta:generator>LibreOffice/6.1.5.2$Linux_X86_64 LibreOffice_project/10$Build-2</meta:generator>
  </office:meta>
</office:document-meta>
</file>